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Fax" fo:font-size="15pt" officeooo:rsid="00079720" officeooo:paragraph-rsid="00079720" style:font-size-asian="15pt" style:font-size-complex="15pt"/>
    </style:style>
    <style:style style:name="P2" style:family="paragraph" style:parent-style-name="Standard">
      <style:text-properties style:font-name="Lucida Fax" officeooo:rsid="00079720" officeooo:paragraph-rsid="00079720"/>
    </style:style>
    <style:style style:name="P3" style:family="paragraph">
      <loext:graphic-properties draw:fill-color="#000000"/>
      <style:paragraph-properties fo:text-align="center"/>
      <style:text-properties fo:font-size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004586" loext:opacity="100%" fo:font-family="'Times New Roman'" style:font-family-generic="roman" style:font-pitch="variable" fo:font-size="12pt" fo:font-weight="bold" style:font-family-complex="'Times New Roman'" style:font-family-generic-complex="roman" style:font-pitch-complex="variable" style:font-weight-complex="bold"/>
    </style:style>
    <style:style style:name="P7" style:family="paragraph">
      <loext:graphic-properties draw:fill="none" draw:fill-color="#ffffff"/>
      <style:text-properties fo:font-family="'Times New Roman'" style:font-family-generic="roman" style:font-pitch="variable" fo:font-size="12pt" style:font-family-complex="'Times New Roman'" style:font-family-generic-complex="roman" style:font-pitch-complex="variable"/>
    </style:style>
    <style:style style:name="P8" style:family="paragraph">
      <loext:graphic-properties draw:fill="none" draw:fill-color="#ffffff"/>
      <style:text-properties fo:color="#000000" loext:opacity="100%" fo:font-family="'Times New Roman'" style:font-family-generic="roman" style:font-pitch="variable" fo:font-size="12pt" style:font-family-complex="'Times New Roman'" style:font-family-generic-complex="roman" style:font-pitch-complex="variable"/>
    </style:style>
    <style:style style:name="P9" style:family="paragraph">
      <loext:graphic-properties draw:fill="solid" draw:fill-color="#ffffff"/>
    </style:style>
    <style:style style:name="P10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 fo:font-size="12pt" style:font-family-complex="'Times New Roman'" style:font-family-generic-complex="roman" style:font-pitch-complex="variable"/>
    </style:style>
    <style:style style:name="T2" style:family="text">
      <style:text-properties fo:font-family="'Times New Roman'" style:font-family-generic="roman" style:font-pitch="variable" fo:font-size="12pt" style:font-name-asian="NSimSun" style:font-family-complex="'Times New Roman'" style:font-family-generic-complex="roman" style:font-pitch-complex="variable"/>
    </style:style>
    <style:style style:name="T3" style:family="text">
      <style:text-properties fo:color="#000000" loext:opacity="100%" fo:font-family="'Times New Roman'" style:font-family-generic="roman" style:font-pitch="variable" fo:font-size="12pt" fo:font-weight="normal" style:font-weight-asian="normal" style:font-family-complex="'Times New Roman'" style:font-family-generic-complex="roman" style:font-pitch-complex="variable" style:font-weight-complex="normal"/>
    </style:style>
    <style:style style:name="T4" style:family="text">
      <style:text-properties fo:font-size="12pt"/>
    </style:style>
    <style:style style:name="T5" style:family="text">
      <style:text-properties fo:color="#000000" loext:opacity="100%" fo:font-family="'Times New Roman'" style:font-family-generic="roman" style:font-pitch="variable" fo:font-size="12pt" style:font-family-complex="'Times New Roman'" style:font-family-generic-complex="roman" style:font-pitch-complex="variable"/>
    </style:style>
    <style:style style:name="T6" style:family="text">
      <style:text-properties fo:color="#000000" loext:opacity="100%" fo:font-family="'Times New Roman'" style:font-family-generic="roman" style:font-pitch="variable" fo:font-size="12pt" fo:font-style="italic" style:font-family-complex="'Times New Roman'" style:font-family-generic-complex="roman" style:font-pitch-complex="variable" style:font-style-complex="italic"/>
    </style:style>
    <style:style style:name="gr1" style:family="graphic">
      <style:graphic-properties svg:stroke-width="0.049cm" svg:stroke-color="#000000" draw:marker-start-width="0.427cm" draw:marker-end-width="0.427cm" draw:fill-color="#000000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6.331cm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6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05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6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ffffff" fo:min-height="4.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Loic Lematre</text:p>
      <text:p text:style-name="P1"/>
      <text:p text:style-name="P1"/>
      <text:p text:style-name="Horizontal_20_Line"/>
      <text:p text:style-name="P2"><draw:line text:anchor-type="paragraph" draw:z-index="7" draw:name="Horizontal line 2" draw:style-name="gr1" draw:text-style-name="P3" svg:x1="-0.019cm" svg:y1="-0.476cm" svg:x2="16.98cm" svg:y2="-0.476cm"><text:p/></draw:line></text:p>
      <text:p text:style-name="P2"/>
      <text:p text:style-name="P2"><draw:frame text:anchor-type="paragraph" draw:z-index="2" draw:name="Text Frame 3" draw:style-name="gr2" draw:text-style-name="P4" svg:width="8.203cm" svg:height="7.305cm" svg:x="-0.847cm" svg:y="5.189cm"><draw:text-box><text:p/><text:p>SKILLS</text:p><text:p><text:span text:style-name="T1">•</text:span><text:span text:style-name="T2"> </text:span><text:span text:style-name="T1">CompTIA A+</text:span></text:p><text:p><text:span text:style-name="T1">•</text:span><text:span text:style-name="T2"> </text:span><text:span text:style-name="T1">CompTIA Network+</text:span></text:p><text:p><text:span text:style-name="T1">•</text:span><text:span text:style-name="T2"> CompTIA Cloud+</text:span></text:p><text:p><text:span text:style-name="T2">• Google Cybersecurity</text:span></text:p><text:p><text:span text:style-name="T2">• Crash Course on Python</text:span></text:p><text:p><text:span text:style-name="T1">•</text:span><text:span text:style-name="T2"> </text:span><text:span text:style-name="T1">Pearson Networking, Network Security, and</text:span><text:span text:style-name="T2"> </text:span><text:span text:style-name="T1">Device Configuration and Management</text:span></text:p><text:p><text:span text:style-name="T1">•</text:span><text:span text:style-name="T2"> </text:span><text:span text:style-name="T1">Far First Aid certified by PHECC</text:span></text:p><text:p><text:span text:style-name="T1">•</text:span><text:span text:style-name="T2"> </text:span><text:span text:style-name="T1">Fluent in French (n</text:span><text:span text:style-name="T2">ative English speaker)</text:span></text:p><text:p><text:span text:style-name="T1">•</text:span><text:span text:style-name="T2"> </text:span><text:span text:style-name="T1">Experience with video editing software, such as DaVinci Resolve and CapCut.</text:span></text:p><text:p><text:span text:style-name="T1"/></text:p><text:p><text:span text:style-name="T1"/></text:p></draw:text-box></draw:frame><draw:line text:anchor-type="paragraph" draw:z-index="6" draw:name="Horizontal line 1" draw:style-name="gr1" draw:text-style-name="P5" svg:x1="0.046cm" svg:y1="4.232cm" svg:x2="16.979cm" svg:y2="4.232cm"><text:p/></draw:line><draw:frame text:anchor-type="paragraph" draw:z-index="5" draw:name="Text Frame 6" draw:style-name="gr3" draw:text-style-name="P6" svg:width="9.007cm" svg:height="2.924cm" svg:x="9.006cm" svg:y="13.187cm"><draw:text-box><text:p><text:span text:style-name="T3">LINKS</text:span></text:p><text:p><text:span text:style-name="T1">My Certifications, Credily</text:span></text:p><text:p><text:span text:style-name="T4"><text:a xlink:href="https://www.credly.com/users/loic-lematre" xlink:type="simple">https://www.credly.com/users/loic-lematre</text:a></text:span><text:span text:style-name="T1"><text:s/></text:span></text:p><text:p><text:span text:style-name="T1">My YouTube Channel, Alleywood Movies</text:span></text:p><text:p><text:span text:style-name="T1"><text:s/></text:span><text:span text:style-name="T4"><text:a xlink:href="mailto:Youtube.com/@alleywoodmovies" xlink:type="simple">Youtube.com/@alleywoodmovies</text:a></text:span><text:span text:style-name="T1"><text:s/></text:span></text:p><text:p><text:span text:style-name="T4"/></text:p></draw:text-box></draw:frame><draw:frame text:anchor-type="paragraph" draw:z-index="4" draw:name="Text Frame 5" draw:style-name="gr4" draw:text-style-name="P4" svg:width="7.284cm" svg:height="2.613cm" svg:x="-0.953cm" svg:y="13.247cm"><draw:text-box><text:p>WORK EXPERIENCE </text:p><text:p><text:span text:style-name="T1">•</text:span><text:span text:style-name="T2"> Assisting the family cleaning business.</text:span></text:p><text:p><text:span text:style-name="T2">• Producing promotional video</text:span></text:p></draw:text-box></draw:frame><draw:frame text:anchor-type="paragraph" draw:z-index="3" draw:name="Text Frame 4" draw:style-name="gr5" draw:text-style-name="P7" svg:width="7.321cm" svg:height="3.054cm" svg:x="9.363cm" svg:y="6.02cm"><draw:text-box><text:p><text:span text:style-name="T1">EDUCATION</text:span></text:p><text:p><text:span text:style-name="T1">•</text:span><text:span text:style-name="T2"> </text:span><text:span text:style-name="T1">Leaving Certificate (Completed 2024)</text:span></text:p><text:p><text:span text:style-name="T1">•</text:span><text:span text:style-name="T2"> </text:span><text:span text:style-name="T1">Project Management QQI Level 6. (Currently completing)</text:span></text:p><text:p><text:span text:style-name="T4"/></text:p></draw:text-box></draw:frame><draw:frame text:anchor-type="paragraph" draw:z-index="1" draw:name="Text Frame 2" draw:style-name="gr6" draw:text-style-name="P8" svg:width="8.854cm" svg:height="4.68cm" svg:x="9.245cm" svg:y="0.219cm"><draw:text-box><text:p><text:span text:style-name="T5">Creative individual with a passion for computers, DIY electronics, and video production. Built a custom PC and runs a YouTube channel (</text:span><text:span text:style-name="T6">Alleywood Movies</text:span><text:span text:style-name="T5">). </text:span></text:p><text:p><text:span text:style-name="T5">Enthusiastic about expanding technical skills. Strong interpersonal skills, and eager to continue learning. </text:span></text:p></draw:text-box></draw:frame><draw:frame text:anchor-type="paragraph" draw:z-index="0" draw:name="Text Frame 1" draw:style-name="gr7" draw:text-style-name="P9" svg:width="6.395cm" svg:height="4.871cm" svg:x="-0.621cm" svg:y="0.266cm"><draw:text-box><text:p>CONTACT</text:p><text:p>Mallow, Co. Cork.</text:p><text:p>loiclematre@gmail.com</text:p><text:p>089 488 <text:s/>6009</text:p><text:p><text:span text:style-name="T1"/></text:p><text:p/><text:p/><text:p/><text:p/><text:p><text:span text:style-name="T4"/></text:p></draw:text-box></draw:frame><draw:line text:anchor-type="paragraph" draw:z-index="8" draw:name="Line 1" draw:style-name="gr8" draw:text-style-name="P10" svg:x1="0.021cm" svg:y1="11.989cm" svg:x2="16.838cm" svg:y2="12.012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Fax" svg:font-family="'Lucida Fax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30T13:53:50.681000000</meta:creation-date>
    <dc:date>2025-10-15T16:51:04.764462100</dc:date>
    <meta:editing-duration>PT17M15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